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top="0in" fo:margin-bottom="0.111in" style:contextual-spacing="true"/>
      <style:text-properties officeooo:paragraph-rsid="001ab1c5"/>
    </style:style>
    <style:style style:name="P2" style:family="paragraph" style:parent-style-name="List_20_Paragraph" style:list-style-name="WWNum2">
      <style:text-properties officeooo:paragraph-rsid="001ab1c5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paragraph-rsid="001ab1c5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officeooo:rsid="001ab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 of Oct. 14, 2014, our group's status of our processor design is as follows:</text:span></text:p>
      <text:p text:style-name="P3"><text:span text:style-name="T1"><text:tab/></text:span></text:p>
      <text:p text:style-name="P3"><text:span text:style-name="T1"><text:tab/>Milestone 2 complete, including the following:</text:span></text:p>
      <text:list xml:id="list5185749118659068293" text:style-name="WWNum2">
        <text:list-item>
          <text:p text:style-name="P2"><text:span text:style-name="T1">A list of components and input signals has been added to our design document</text:span></text:p>
        </text:list-item>
        <text:list-item>
          <text:p text:style-name="P2"><text:span text:style-name="T1">Descriptions of each component included in design document</text:span></text:p>
        </text:list-item>
        <text:list-item>
          <text:p text:style-name="P2"><text:span text:style-name="T1">RTL description done and included in design document</text:span></text:p>
        </text:list-item>
        <text:list-item>
          <text:p text:style-name="P1"><text:span text:style-name="T1">Test's for verifying RTL description included in docu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ab1c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Bartosz Miskowiec, Ryan Benshoof, Cj Miller, <text:tab/><text:tab/>Luke Mill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kowbs </meta:initial-creator>
    <meta:creation-date>2014-10-14T06:33:17.128307154</meta:creation-date>
    <dc:date>2014-10-14T06:35:09.921977246</dc:date>
    <dc:creator>miskowbs </dc:creator>
    <meta:editing-duration>P0D</meta:editing-duration>
    <meta:editing-cycles>1</meta:editing-cycles>
    <meta:document-statistic meta:table-count="0" meta:image-count="0" meta:object-count="0" meta:page-count="1" meta:paragraph-count="8" meta:word-count="71" meta:character-count="433" meta:non-whitespace-character-count="367"/>
    <meta:generator>LibreOffice/4.2.4.2$Linux_X86_64 LibreOffice_project/420m0$Build-2</meta:generator>
  </office:meta>
</office:document-meta>
</file>